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ae2" officeooo:paragraph-rsid="0009a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tion cicat</text:p>
      <text:p text:style-name="P1"><text:a xlink:type="simple" xlink:href="http://www.mdph35.fr/fr/article/centre-d-information-et-conseil-sur-les-aides-techniques" text:style-name="Internet_20_link" text:visited-style-name="Visited_20_Internet_20_Link">http://www.mdph35.fr/fr/article/centre-d-information-et-conseil-sur-les-aides-technique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5.2.4.2$Windows_X86_64 LibreOffice_project/3d5603e1122f0f102b62521720ab13a38a4e0eb0</meta:generator>
    <dc:date>2017-01-28T23:27:29.811000000</dc:date>
    <meta:document-statistic meta:table-count="0" meta:image-count="0" meta:object-count="0" meta:page-count="1" meta:paragraph-count="2" meta:word-count="3" meta:character-count="104" meta:non-whitespace-character-count="103"/>
    <meta:user-defined meta:name="Info 1"/>
    <meta:user-defined meta:name="Info 2"/>
    <meta:user-defined meta:name="Info 3"/>
    <meta:user-defined meta:name="Info 4"/>
  </office:meta>
</office:document-meta>
</file>